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1384" calcext:value-type="float">
            <text:p>90.3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496" calcext:value-type="float">
            <text:p>89.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0952" calcext:value-type="float">
            <text:p>89.1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192" calcext:value-type="float">
            <text:p>87.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200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576" calcext:value-type="float">
            <text:p>91.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2488" calcext:value-type="float">
            <text:p>90.7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199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199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199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1952" calcext:value-type="float">
            <text:p>70.4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198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1328" calcext:value-type="float">
            <text:p>66.2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198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9168" calcext:value-type="float">
            <text:p>68.0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4848" calcext:value-type="float">
            <text:p>67.7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197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197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197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0976" calcext:value-type="float">
            <text:p>65.7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197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3368" calcext:value-type="float">
            <text:p>63.5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197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74" calcext:value-type="float">
            <text:p>63.0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197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4103</text:p>
          </table:table-cell>
          <table:table-cell office:value-type="string" calcext:value-type="string">
            <text:p>TWDB:0704103</text:p>
          </table:table-cell>
          <table:table-cell office:value-type="string" calcext:value-type="string">
            <text:p>196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